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4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4.43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3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1018" table:default-cell-style-name="ce3"/>
        <table:table-row table:style-name="ro1">
          <table:table-cell office:value-type="string">
            <text:p>xp</text:p>
          </table:table-cell>
          <table:table-cell office:value-type="string">
            <text:p>level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table:formula="of:=([.A3]+([.B4]))+(([.A3]*0.1)/[.B4]) + [.B4]*1.02 - [.B4]*1.1" office:value-type="float" office:value="106.84">
            <text:p>107</text:p>
          </table:table-cell>
          <table:table-cell table:style-name="ce4" office:value-type="float" office:value="2">
            <text:p>2</text:p>
          </table:table-cell>
          <table:table-cell table:style-name="ce5"/>
          <table:table-cell office:value-type="string">
            <text:p>Level 30</text:p>
          </table:table-cell>
          <table:table-cell table:style-name="ce1" table:formula="of:=[.A32]" office:value-type="float" office:value="582.004705265469">
            <text:p>582</text:p>
          </table:table-cell>
          <table:table-cell table:number-columns-repeated="1019"/>
        </table:table-row>
        <table:table-row table:style-name="ro1">
          <table:table-cell table:style-name="ce2" table:formula="of:=([.A4]+([.B5]))+(([.A4]*0.1)/[.B5]) + [.B5]*1.02 - [.B5]*1.1" office:value-type="float" office:value="113.161333333333">
            <text:p>11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vel 50</text:p>
          </table:table-cell>
          <table:table-cell table:style-name="ce1" table:formula="of:=[.A52]" office:value-type="float" office:value="1372.23714259343">
            <text:p>1,372</text:p>
          </table:table-cell>
          <table:table-cell table:number-columns-repeated="1019"/>
        </table:table-row>
        <table:table-row table:style-name="ro1">
          <table:table-cell table:style-name="ce2" table:formula="of:=([.A5]+([.B6]))+(([.A5]*0.1)/[.B6]) + [.B6]*1.02 - [.B6]*1.1" office:value-type="float" office:value="119.670366666667">
            <text:p>1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Level 100</text:p>
          </table:table-cell>
          <table:table-cell table:style-name="ce1" table:formula="of:=[.A102]" office:value-type="float" office:value="5035.32021369295">
            <text:p>5,035</text:p>
          </table:table-cell>
          <table:table-cell table:number-columns-repeated="1019"/>
        </table:table-row>
        <table:table-row table:style-name="ro1">
          <table:table-cell table:style-name="ce2" table:formula="of:=([.A6]+([.B7]))+(([.A6]*0.1)/[.B7]) + [.B7]*1.02 - [.B7]*1.1" office:value-type="float" office:value="126.663774">
            <text:p>127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2" table:formula="of:=([.A7]+([.B8]))+(([.A7]*0.1)/[.B8]) + [.B8]*1.02 - [.B8]*1.1" office:value-type="float" office:value="134.2948369">
            <text:p>134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table:formula="of:=([.A8]+([.B9]))+(([.A8]*0.1)/[.B9]) + [.B9]*1.02 - [.B9]*1.1" office:value-type="float" office:value="142.65333457">
            <text:p>143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2" table:formula="of:=([.A9]+([.B10]))+(([.A9]*0.1)/[.B10]) + [.B10]*1.02 - [.B10]*1.1" office:value-type="float" office:value="151.796501252125">
            <text:p>152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table:formula="of:=([.A10]+([.B11]))+(([.A10]*0.1)/[.B11]) + [.B11]*1.02 - [.B11]*1.1" office:value-type="float" office:value="161.763129043815">
            <text:p>162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2" table:formula="of:=([.A11]+([.B12]))+(([.A11]*0.1)/[.B12]) + [.B12]*1.02 - [.B12]*1.1" office:value-type="float" office:value="172.580760334253">
            <text:p>173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2" table:formula="of:=([.A12]+([.B13]))+(([.A12]*0.1)/[.B13]) + [.B13]*1.02 - [.B13]*1.1" office:value-type="float" office:value="184.269676337292">
            <text:p>184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2" table:formula="of:=([.A13]+([.B14]))+(([.A13]*0.1)/[.B14]) + [.B14]*1.02 - [.B14]*1.1" office:value-type="float" office:value="196.845256973436">
            <text:p>197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2" table:formula="of:=([.A14]+([.B15]))+(([.A14]*0.1)/[.B15]) + [.B15]*1.02 - [.B15]*1.1" office:value-type="float" office:value="210.319451257847">
            <text:p>210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2" table:formula="of:=([.A15]+([.B16]))+(([.A15]*0.1)/[.B16]) + [.B16]*1.02 - [.B16]*1.1" office:value-type="float" office:value="224.701733052546">
            <text:p>225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table:style-name="ce2" table:formula="of:=([.A16]+([.B17]))+(([.A16]*0.1)/[.B17]) + [.B17]*1.02 - [.B17]*1.1" office:value-type="float" office:value="239.99974460623">
            <text:p>240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2" table:formula="of:=([.A17]+([.B18]))+(([.A17]*0.1)/[.B18]) + [.B18]*1.02 - [.B18]*1.1" office:value-type="float" office:value="256.219743010019">
            <text:p>256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style-name="ce2" table:formula="of:=([.A18]+([.B19]))+(([.A18]*0.1)/[.B19]) + [.B19]*1.02 - [.B19]*1.1" office:value-type="float" office:value="273.366917968901">
            <text:p>273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table:style-name="ce2" table:formula="of:=([.A19]+([.B20]))+(([.A19]*0.1)/[.B20]) + [.B20]*1.02 - [.B20]*1.1" office:value-type="float" office:value="291.445623068728">
            <text:p>291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2" table:formula="of:=([.A20]+([.B21]))+(([.A20]*0.1)/[.B21]) + [.B21]*1.02 - [.B21]*1.1" office:value-type="float" office:value="310.459547400669">
            <text:p>310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table:style-name="ce2" table:formula="of:=([.A21]+([.B22]))+(([.A21]*0.1)/[.B22]) + [.B22]*1.02 - [.B22]*1.1" office:value-type="float" office:value="330.411845137672">
            <text:p>330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table:style-name="ce2" table:formula="of:=([.A22]+([.B23]))+(([.A22]*0.1)/[.B23]) + [.B23]*1.02 - [.B23]*1.1" office:value-type="float" office:value="351.305234876423">
            <text:p>351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table:style-name="ce2" table:formula="of:=([.A23]+([.B24]))+(([.A23]*0.1)/[.B24]) + [.B24]*1.02 - [.B24]*1.1" office:value-type="float" office:value="373.142076853134">
            <text:p>373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table:style-name="ce2" table:formula="of:=([.A24]+([.B25]))+(([.A24]*0.1)/[.B25]) + [.B25]*1.02 - [.B25]*1.1" office:value-type="float" office:value="395.924433709017">
            <text:p>396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2" table:formula="of:=([.A25]+([.B26]))+(([.A25]*0.1)/[.B26]) + [.B26]*1.02 - [.B26]*1.1" office:value-type="float" office:value="419.654118849472">
            <text:p>420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table:style-name="ce2" table:formula="of:=([.A26]+([.B27]))+(([.A26]*0.1)/[.B27]) + [.B27]*1.02 - [.B27]*1.1" office:value-type="float" office:value="444.33273532487">
            <text:p>444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table:style-name="ce2" table:formula="of:=([.A27]+([.B28]))+(([.A27]*0.1)/[.B28]) + [.B28]*1.02 - [.B28]*1.1" office:value-type="float" office:value="469.961707383811">
            <text:p>470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table:style-name="ce2" table:formula="of:=([.A28]+([.B29]))+(([.A28]*0.1)/[.B29]) + [.B29]*1.02 - [.B29]*1.1" office:value-type="float" office:value="496.542306300048">
            <text:p>497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2" table:formula="of:=([.A29]+([.B30]))+(([.A29]*0.1)/[.B30]) + [.B30]*1.02 - [.B30]*1.1" office:value-type="float" office:value="524.075671679691">
            <text:p>524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style-name="ce2" table:formula="of:=([.A30]+([.B31]))+(([.A30]*0.1)/[.B31]) + [.B31]*1.02 - [.B31]*1.1" office:value-type="float" office:value="552.562829168242">
            <text:p>553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table:style-name="ce2" table:formula="of:=([.A31]+([.B32]))+(([.A31]*0.1)/[.B32]) + [.B32]*1.02 - [.B32]*1.1" office:value-type="float" office:value="582.004705265469">
            <text:p>582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style-name="ce2" table:formula="of:=([.A32]+([.B33]))+(([.A32]*0.1)/[.B33]) + [.B33]*1.02 - [.B33]*1.1" office:value-type="float" office:value="612.402139798583">
            <text:p>612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2" table:formula="of:=([.A33]+([.B34]))+(([.A33]*0.1)/[.B34]) + [.B34]*1.02 - [.B34]*1.1" office:value-type="float" office:value="643.755896485454">
            <text:p>644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style-name="ce2" table:formula="of:=([.A34]+([.B35]))+(([.A34]*0.1)/[.B35]) + [.B35]*1.02 - [.B35]*1.1" office:value-type="float" office:value="676.066671929349">
            <text:p>676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table:style-name="ce2" table:formula="of:=([.A35]+([.B36]))+(([.A35]*0.1)/[.B36]) + [.B36]*1.02 - [.B36]*1.1" office:value-type="float" office:value="709.335103317377">
            <text:p>709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table:style-name="ce2" table:formula="of:=([.A36]+([.B37]))+(([.A36]*0.1)/[.B37]) + [.B37]*1.02 - [.B37]*1.1" office:value-type="float" office:value="743.561775041141">
            <text:p>744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style-name="ce2" table:formula="of:=([.A37]+([.B38]))+(([.A37]*0.1)/[.B38]) + [.B38]*1.02 - [.B38]*1.1" office:value-type="float" office:value="778.747224416255">
            <text:p>779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table:style-name="ce2" table:formula="of:=([.A38]+([.B39]))+(([.A38]*0.1)/[.B39]) + [.B39]*1.02 - [.B39]*1.1" office:value-type="float" office:value="814.891946644407">
            <text:p>815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table:style-name="ce2" table:formula="of:=([.A39]+([.B40]))+(([.A39]*0.1)/[.B40]) + [.B40]*1.02 - [.B40]*1.1" office:value-type="float" office:value="851.996399135577">
            <text:p>852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2" table:formula="of:=([.A40]+([.B41]))+(([.A40]*0.1)/[.B41]) + [.B41]*1.02 - [.B41]*1.1" office:value-type="float" office:value="890.061005287206">
            <text:p>890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table:style-name="ce2" table:formula="of:=([.A41]+([.B42]))+(([.A41]*0.1)/[.B42]) + [.B42]*1.02 - [.B42]*1.1" office:value-type="float" office:value="929.086157800424">
            <text:p>929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2" table:formula="of:=([.A42]+([.B43]))+(([.A42]*0.1)/[.B43]) + [.B43]*1.02 - [.B43]*1.1" office:value-type="float" office:value="969.072221599938">
            <text:p>969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1">
          <table:table-cell table:style-name="ce2" table:formula="of:=([.A43]+([.B44]))+(([.A43]*0.1)/[.B44]) + [.B44]*1.02 - [.B44]*1.1" office:value-type="float" office:value="1010.01953641327">
            <text:p>1,010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table:style-name="ce2" table:formula="of:=([.A44]+([.B45]))+(([.A44]*0.1)/[.B45]) + [.B45]*1.02 - [.B45]*1.1" office:value-type="float" office:value="1051.92841905609">
            <text:p>1,052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 table:style-name="ce2" table:formula="of:=([.A45]+([.B46]))+(([.A45]*0.1)/[.B46]) + [.B46]*1.02 - [.B46]*1.1" office:value-type="float" office:value="1094.79916546304">
            <text:p>1,095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1">
          <table:table-cell table:style-name="ce2" table:formula="of:=([.A46]+([.B47]))+(([.A46]*0.1)/[.B47]) + [.B47]*1.02 - [.B47]*1.1" office:value-type="float" office:value="1138.6320524974">
            <text:p>1,139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1">
          <table:table-cell table:style-name="ce2" table:formula="of:=([.A47]+([.B48]))+(([.A47]*0.1)/[.B48]) + [.B48]*1.02 - [.B48]*1.1" office:value-type="float" office:value="1183.42733956805">
            <text:p>1,183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1">
          <table:table-cell table:style-name="ce2" table:formula="of:=([.A48]+([.B49]))+(([.A48]*0.1)/[.B49]) + [.B49]*1.02 - [.B49]*1.1" office:value-type="float" office:value="1229.18527007777">
            <text:p>1,229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1">
          <table:table-cell table:style-name="ce2" table:formula="of:=([.A49]+([.B50]))+(([.A49]*0.1)/[.B50]) + [.B50]*1.02 - [.B50]*1.1" office:value-type="float" office:value="1275.90607272376">
            <text:p>1,276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1">
          <table:table-cell table:style-name="ce2" table:formula="of:=([.A50]+([.B51]))+(([.A50]*0.1)/[.B51]) + [.B51]*1.02 - [.B51]*1.1" office:value-type="float" office:value="1323.5899626681">
            <text:p>1,324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1">
          <table:table-cell table:style-name="ce2" table:formula="of:=([.A51]+([.B52]))+(([.A51]*0.1)/[.B52]) + [.B52]*1.02 - [.B52]*1.1" office:value-type="float" office:value="1372.23714259343">
            <text:p>1,372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2" table:formula="of:=([.A52]+([.B53]))+(([.A52]*0.1)/[.B53]) + [.B53]*1.02 - [.B53]*1.1" office:value-type="float" office:value="1421.84780365734">
            <text:p>1,422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1">
          <table:table-cell table:style-name="ce2" table:formula="of:=([.A53]+([.B54]))+(([.A53]*0.1)/[.B54]) + [.B54]*1.02 - [.B54]*1.1" office:value-type="float" office:value="1472.42212635668">
            <text:p>1,472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1">
          <table:table-cell table:style-name="ce2" table:formula="of:=([.A54]+([.B55]))+(([.A54]*0.1)/[.B55]) + [.B55]*1.02 - [.B55]*1.1" office:value-type="float" office:value="1523.96028131207">
            <text:p>1,524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style-name="ce2" table:formula="of:=([.A55]+([.B56]))+(([.A55]*0.1)/[.B56]) + [.B56]*1.02 - [.B56]*1.1" office:value-type="float" office:value="1576.46242998117">
            <text:p>1,576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1">
          <table:table-cell table:style-name="ce2" table:formula="of:=([.A56]+([.B57]))+(([.A56]*0.1)/[.B57]) + [.B57]*1.02 - [.B57]*1.1" office:value-type="float" office:value="1629.92872530841">
            <text:p>1,630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1">
          <table:table-cell table:style-name="ce2" table:formula="of:=([.A57]+([.B58]))+(([.A57]*0.1)/[.B58]) + [.B58]*1.02 - [.B58]*1.1" office:value-type="float" office:value="1684.35931231789">
            <text:p>1,684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1">
          <table:table-cell table:style-name="ce2" table:formula="of:=([.A58]+([.B59]))+(([.A58]*0.1)/[.B59]) + [.B59]*1.02 - [.B59]*1.1" office:value-type="float" office:value="1739.75432865529">
            <text:p>1,740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1">
          <table:table-cell table:style-name="ce2" table:formula="of:=([.A59]+([.B60]))+(([.A59]*0.1)/[.B60]) + [.B60]*1.02 - [.B60]*1.1" office:value-type="float" office:value="1796.113905084">
            <text:p>1,796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1">
          <table:table-cell table:style-name="ce2" table:formula="of:=([.A60]+([.B61]))+(([.A60]*0.1)/[.B61]) + [.B61]*1.02 - [.B61]*1.1" office:value-type="float" office:value="1853.43816594008">
            <text:p>1,853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1">
          <table:table-cell table:style-name="ce2" table:formula="of:=([.A61]+([.B62]))+(([.A61]*0.1)/[.B62]) + [.B62]*1.02 - [.B62]*1.1" office:value-type="float" office:value="1911.72722954998">
            <text:p>1,912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style-name="ce2" table:formula="of:=([.A62]+([.B63]))+(([.A62]*0.1)/[.B63]) + [.B63]*1.02 - [.B63]*1.1" office:value-type="float" office:value="1970.98120861481">
            <text:p>1,971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table:style-name="ce2" table:formula="of:=([.A63]+([.B64]))+(([.A63]*0.1)/[.B64]) + [.B64]*1.02 - [.B64]*1.1" office:value-type="float" office:value="2031.20021056419">
            <text:p>2,031</text:p>
          </table:table-cell>
          <table:table-cell office:value-type="float" office:value="62">
            <text:p>62</text:p>
          </table:table-cell>
          <table:table-cell table:number-columns-repeated="1022"/>
        </table:table-row>
        <table:table-row table:style-name="ro1">
          <table:table-cell table:style-name="ce2" table:formula="of:=([.A64]+([.B65]))+(([.A64]*0.1)/[.B65]) + [.B65]*1.02 - [.B65]*1.1" office:value-type="float" office:value="2092.38433788255">
            <text:p>2,092</text:p>
          </table:table-cell>
          <table:table-cell office:value-type="float" office:value="63">
            <text:p>63</text:p>
          </table:table-cell>
          <table:table-cell table:number-columns-repeated="1022"/>
        </table:table-row>
        <table:table-row table:style-name="ro1">
          <table:table-cell table:style-name="ce2" table:formula="of:=([.A65]+([.B66]))+(([.A65]*0.1)/[.B66]) + [.B66]*1.02 - [.B66]*1.1" office:value-type="float" office:value="2154.53368841049">
            <text:p>2,155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table:style-name="ce2" table:formula="of:=([.A66]+([.B67]))+(([.A66]*0.1)/[.B67]) + [.B67]*1.02 - [.B67]*1.1" office:value-type="float" office:value="2217.64835562343">
            <text:p>2,218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1">
          <table:table-cell table:style-name="ce2" table:formula="of:=([.A67]+([.B68]))+(([.A67]*0.1)/[.B68]) + [.B68]*1.02 - [.B68]*1.1" office:value-type="float" office:value="2281.72842888952">
            <text:p>2,282</text:p>
          </table:table-cell>
          <table:table-cell office:value-type="float" office:value="66">
            <text:p>66</text:p>
          </table:table-cell>
          <table:table-cell table:number-columns-repeated="1022"/>
        </table:table-row>
        <table:table-row table:style-name="ro1">
          <table:table-cell table:style-name="ce2" table:formula="of:=([.A68]+([.B69]))+(([.A68]*0.1)/[.B69]) + [.B69]*1.02 - [.B69]*1.1" office:value-type="float" office:value="2346.77399370876">
            <text:p>2,347</text:p>
          </table:table-cell>
          <table:table-cell office:value-type="float" office:value="67">
            <text:p>67</text:p>
          </table:table-cell>
          <table:table-cell table:number-columns-repeated="1022"/>
        </table:table-row>
        <table:table-row table:style-name="ro1">
          <table:table-cell table:style-name="ce2" table:formula="of:=([.A69]+([.B70]))+(([.A69]*0.1)/[.B70]) + [.B70]*1.02 - [.B70]*1.1" office:value-type="float" office:value="2412.7851319348">
            <text:p>2,413</text:p>
          </table:table-cell>
          <table:table-cell office:value-type="float" office:value="68">
            <text:p>68</text:p>
          </table:table-cell>
          <table:table-cell table:number-columns-repeated="1022"/>
        </table:table-row>
        <table:table-row table:style-name="ro1">
          <table:table-cell table:style-name="ce2" table:formula="of:=([.A70]+([.B71]))+(([.A70]*0.1)/[.B71]) + [.B71]*1.02 - [.B71]*1.1" office:value-type="float" office:value="2479.76192198109">
            <text:p>2,480</text:p>
          </table:table-cell>
          <table:table-cell office:value-type="float" office:value="69">
            <text:p>69</text:p>
          </table:table-cell>
          <table:table-cell table:number-columns-repeated="1022"/>
        </table:table-row>
        <table:table-row table:style-name="ro1">
          <table:table-cell table:style-name="ce2" table:formula="of:=([.A71]+([.B72]))+(([.A71]*0.1)/[.B72]) + [.B72]*1.02 - [.B72]*1.1" office:value-type="float" office:value="2547.70443901249">
            <text:p>2,548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1">
          <table:table-cell table:style-name="ce2" table:formula="of:=([.A72]+([.B73]))+(([.A72]*0.1)/[.B73]) + [.B73]*1.02 - [.B73]*1.1" office:value-type="float" office:value="2616.61275512377">
            <text:p>2,617</text:p>
          </table:table-cell>
          <table:table-cell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2" table:formula="of:=([.A73]+([.B74]))+(([.A73]*0.1)/[.B74]) + [.B74]*1.02 - [.B74]*1.1" office:value-type="float" office:value="2686.48693950589">
            <text:p>2,686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1">
          <table:table-cell table:style-name="ce2" table:formula="of:=([.A74]+([.B75]))+(([.A74]*0.1)/[.B75]) + [.B75]*1.02 - [.B75]*1.1" office:value-type="float" office:value="2757.3270586011">
            <text:p>2,757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1">
          <table:table-cell table:style-name="ce2" table:formula="of:=([.A75]+([.B76]))+(([.A75]*0.1)/[.B76]) + [.B76]*1.02 - [.B76]*1.1" office:value-type="float" office:value="2829.13317624786">
            <text:p>2,829</text:p>
          </table:table-cell>
          <table:table-cell office:value-type="float" office:value="74">
            <text:p>74</text:p>
          </table:table-cell>
          <table:table-cell table:number-columns-repeated="1022"/>
        </table:table-row>
        <table:table-row table:style-name="ro1">
          <table:table-cell table:style-name="ce2" table:formula="of:=([.A76]+([.B77]))+(([.A76]*0.1)/[.B77]) + [.B77]*1.02 - [.B77]*1.1" office:value-type="float" office:value="2901.90535381619">
            <text:p>2,902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1">
          <table:table-cell table:style-name="ce2" table:formula="of:=([.A77]+([.B78]))+(([.A77]*0.1)/[.B78]) + [.B78]*1.02 - [.B78]*1.1" office:value-type="float" office:value="2975.64365033437">
            <text:p>2,976</text:p>
          </table:table-cell>
          <table:table-cell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2" table:formula="of:=([.A78]+([.B79]))+(([.A78]*0.1)/[.B79]) + [.B79]*1.02 - [.B79]*1.1" office:value-type="float" office:value="3050.34812260753">
            <text:p>3,050</text:p>
          </table:table-cell>
          <table:table-cell office:value-type="float" office:value="77">
            <text:p>77</text:p>
          </table:table-cell>
          <table:table-cell table:number-columns-repeated="1022"/>
        </table:table-row>
        <table:table-row table:style-name="ro1">
          <table:table-cell table:style-name="ce2" table:formula="of:=([.A79]+([.B80]))+(([.A79]*0.1)/[.B80]) + [.B80]*1.02 - [.B80]*1.1" office:value-type="float" office:value="3126.01882532882">
            <text:p>3,126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1">
          <table:table-cell table:style-name="ce2" table:formula="of:=([.A80]+([.B81]))+(([.A80]*0.1)/[.B81]) + [.B81]*1.02 - [.B81]*1.1" office:value-type="float" office:value="3202.65581118367">
            <text:p>3,203</text:p>
          </table:table-cell>
          <table:table-cell office:value-type="float" office:value="79">
            <text:p>79</text:p>
          </table:table-cell>
          <table:table-cell table:number-columns-repeated="1022"/>
        </table:table-row>
        <table:table-row table:style-name="ro1">
          <table:table-cell table:style-name="ce2" table:formula="of:=([.A81]+([.B82]))+(([.A81]*0.1)/[.B82]) + [.B82]*1.02 - [.B82]*1.1" office:value-type="float" office:value="3280.25913094765">
            <text:p>3,280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2" table:formula="of:=([.A82]+([.B83]))+(([.A82]*0.1)/[.B83]) + [.B83]*1.02 - [.B83]*1.1" office:value-type="float" office:value="3358.82883357845">
            <text:p>3,359</text:p>
          </table:table-cell>
          <table:table-cell office:value-type="float" office:value="81">
            <text:p>81</text:p>
          </table:table-cell>
          <table:table-cell table:number-columns-repeated="1022"/>
        </table:table-row>
        <table:table-row table:style-name="ro1">
          <table:table-cell table:style-name="ce2" table:formula="of:=([.A83]+([.B84]))+(([.A83]*0.1)/[.B84]) + [.B84]*1.02 - [.B84]*1.1" office:value-type="float" office:value="3438.36496630233">
            <text:p>3,438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1">
          <table:table-cell table:style-name="ce2" table:formula="of:=([.A84]+([.B85]))+(([.A84]*0.1)/[.B85]) + [.B85]*1.02 - [.B85]*1.1" office:value-type="float" office:value="3518.86757469546">
            <text:p>3,519</text:p>
          </table:table-cell>
          <table:table-cell office:value-type="float" office:value="83">
            <text:p>83</text:p>
          </table:table-cell>
          <table:table-cell table:number-columns-repeated="1022"/>
        </table:table-row>
        <table:table-row table:style-name="ro1">
          <table:table-cell table:style-name="ce2" table:formula="of:=([.A85]+([.B86]))+(([.A85]*0.1)/[.B86]) + [.B86]*1.02 - [.B86]*1.1" office:value-type="float" office:value="3600.33670276057">
            <text:p>3,600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1">
          <table:table-cell table:style-name="ce2" table:formula="of:=([.A86]+([.B87]))+(([.A86]*0.1)/[.B87]) + [.B87]*1.02 - [.B87]*1.1" office:value-type="float" office:value="3682.77239299912">
            <text:p>3,683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1">
          <table:table-cell table:style-name="ce2" table:formula="of:=([.A87]+([.B88]))+(([.A87]*0.1)/[.B88]) + [.B88]*1.02 - [.B88]*1.1" office:value-type="float" office:value="3766.17468647935">
            <text:p>3,766</text:p>
          </table:table-cell>
          <table:table-cell office:value-type="float" office:value="86">
            <text:p>86</text:p>
          </table:table-cell>
          <table:table-cell table:number-columns-repeated="1022"/>
        </table:table-row>
        <table:table-row table:style-name="ro1">
          <table:table-cell table:style-name="ce2" table:formula="of:=([.A88]+([.B89]))+(([.A88]*0.1)/[.B89]) + [.B89]*1.02 - [.B89]*1.1" office:value-type="float" office:value="3850.54362290059">
            <text:p>3,851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1">
          <table:table-cell table:style-name="ce2" table:formula="of:=([.A89]+([.B90]))+(([.A89]*0.1)/[.B90]) + [.B90]*1.02 - [.B90]*1.1" office:value-type="float" office:value="3935.87924065388">
            <text:p>3,936</text:p>
          </table:table-cell>
          <table:table-cell office:value-type="float" office:value="88">
            <text:p>88</text:p>
          </table:table-cell>
          <table:table-cell table:number-columns-repeated="1022"/>
        </table:table-row>
        <table:table-row table:style-name="ro1">
          <table:table-cell table:style-name="ce2" table:formula="of:=([.A90]+([.B91]))+(([.A90]*0.1)/[.B91]) + [.B91]*1.02 - [.B91]*1.1" office:value-type="float" office:value="4022.18157687934">
            <text:p>4,022</text:p>
          </table:table-cell>
          <table:table-cell office:value-type="float" office:value="89">
            <text:p>89</text:p>
          </table:table-cell>
          <table:table-cell table:number-columns-repeated="1022"/>
        </table:table-row>
        <table:table-row table:style-name="ro1">
          <table:table-cell table:style-name="ce2" table:formula="of:=([.A91]+([.B92]))+(([.A91]*0.1)/[.B92]) + [.B92]*1.02 - [.B92]*1.1" office:value-type="float" office:value="4109.45066752032">
            <text:p>4,109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table:style-name="ce2" table:formula="of:=([.A92]+([.B93]))+(([.A92]*0.1)/[.B93]) + [.B93]*1.02 - [.B93]*1.1" office:value-type="float" office:value="4197.68654737473">
            <text:p>4,198</text:p>
          </table:table-cell>
          <table:table-cell office:value-type="float" office:value="91">
            <text:p>91</text:p>
          </table:table-cell>
          <table:table-cell table:number-columns-repeated="1022"/>
        </table:table-row>
        <table:table-row table:style-name="ro1">
          <table:table-cell table:style-name="ce2" table:formula="of:=([.A93]+([.B94]))+(([.A93]*0.1)/[.B94]) + [.B94]*1.02 - [.B94]*1.1" office:value-type="float" office:value="4286.88925014362">
            <text:p>4,287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1">
          <table:table-cell table:style-name="ce2" table:formula="of:=([.A94]+([.B95]))+(([.A94]*0.1)/[.B95]) + [.B95]*1.02 - [.B95]*1.1" office:value-type="float" office:value="4377.05880847711">
            <text:p>4,377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table:style-name="ce2" table:formula="of:=([.A95]+([.B96]))+(([.A95]*0.1)/[.B96]) + [.B96]*1.02 - [.B96]*1.1" office:value-type="float" office:value="4468.19525401804">
            <text:p>4,468</text:p>
          </table:table-cell>
          <table:table-cell office:value-type="float" office:value="94">
            <text:p>94</text:p>
          </table:table-cell>
          <table:table-cell table:number-columns-repeated="1022"/>
        </table:table-row>
        <table:table-row table:style-name="ro1">
          <table:table-cell table:style-name="ce2" table:formula="of:=([.A96]+([.B97]))+(([.A96]*0.1)/[.B97]) + [.B97]*1.02 - [.B97]*1.1" office:value-type="float" office:value="4560.29861744332">
            <text:p>4,560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2" table:formula="of:=([.A97]+([.B98]))+(([.A97]*0.1)/[.B98]) + [.B98]*1.02 - [.B98]*1.1" office:value-type="float" office:value="4653.36892850316">
            <text:p>4,653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1">
          <table:table-cell table:style-name="ce2" table:formula="of:=([.A98]+([.B99]))+(([.A98]*0.1)/[.B99]) + [.B99]*1.02 - [.B99]*1.1" office:value-type="float" office:value="4747.40621605832">
            <text:p>4,747</text:p>
          </table:table-cell>
          <table:table-cell office:value-type="float" office:value="97">
            <text:p>97</text:p>
          </table:table-cell>
          <table:table-cell table:number-columns-repeated="1022"/>
        </table:table-row>
        <table:table-row table:style-name="ro1">
          <table:table-cell table:style-name="ce2" table:formula="of:=([.A99]+([.B100]))+(([.A99]*0.1)/[.B100]) + [.B100]*1.02 - [.B100]*1.1" office:value-type="float" office:value="4842.41050811552">
            <text:p>4,842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1">
          <table:table-cell table:style-name="ce2" table:formula="of:=([.A100]+([.B101]))+(([.A100]*0.1)/[.B101]) + [.B101]*1.02 - [.B101]*1.1" office:value-type="float" office:value="4938.38183186109">
            <text:p>4,938</text:p>
          </table:table-cell>
          <table:table-cell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2" table:formula="of:=([.A101]+([.B102]))+(([.A101]*0.1)/[.B102]) + [.B102]*1.02 - [.B102]*1.1" office:value-type="float" office:value="5035.32021369295">
            <text:p>5,035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 [.A1048574]+([.A1048574]*0.1)" office:value-type="float" office:value="0">
            <text:p>0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11/19/2019</text:date>, <text:time>19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 </meta:initial-creator>
    <meta:creation-date>2019-11-19T19:23:13.22</meta:creation-date>
    <dc:date>2019-11-19T19:52:28.29</dc:date>
    <dc:creator>Jho </dc:creator>
    <meta:editing-duration>PT12M42S</meta:editing-duration>
    <meta:editing-cycles>3</meta:editing-cycles>
    <meta:generator>OpenOffice/4.1.6$Win32 OpenOffice.org_project/416m1$Build-9790</meta:generator>
    <meta:document-statistic meta:table-count="3" meta:cell-count="212" meta:object-count="0"/>
  </office:meta>
</office:document-meta>
</file>